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8" table:default-cell-style-name="Default"/>
        <table:table-column table:style-name="co3" table:default-cell-style-name="Default"/>
        <table:table-column table:style-name="co1" table:number-columns-repeated="1621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213"/>
        </table:table-row>
        <table:table-row table:style-name="ro2">
          <table:table-cell table:style-name="ce1" table:formula="of:=[.A1]*PI()/170" office:value-type="float" office:value="0" calcext:value-type="float">
            <text:p>0٫0000</text:p>
          </table:table-cell>
          <table:table-cell table:style-name="ce1" table:formula="of:=[.B1]*PI()/170" office:value-type="float" office:value="0.0184799567858223" calcext:value-type="float">
            <text:p>0٫0185</text:p>
          </table:table-cell>
          <table:table-cell table:style-name="ce1" table:formula="of:=[.C1]*PI()/170" office:value-type="float" office:value="0.0369599135716446" calcext:value-type="float">
            <text:p>0٫0370</text:p>
          </table:table-cell>
          <table:table-cell table:style-name="ce1" table:formula="of:=[.D1]*PI()/170" office:value-type="float" office:value="0.0554398703574669" calcext:value-type="float">
            <text:p>0٫0554</text:p>
          </table:table-cell>
          <table:table-cell table:style-name="ce1" table:formula="of:=[.E1]*PI()/170" office:value-type="float" office:value="0.0739198271432893" calcext:value-type="float">
            <text:p>0٫0739</text:p>
          </table:table-cell>
          <table:table-cell table:style-name="ce1" table:formula="of:=[.F1]*PI()/170" office:value-type="float" office:value="0.0923997839291116" calcext:value-type="float">
            <text:p>0٫0924</text:p>
          </table:table-cell>
          <table:table-cell table:style-name="ce1" table:formula="of:=[.G1]*PI()/170" office:value-type="float" office:value="0.110879740714934" calcext:value-type="float">
            <text:p>0٫1109</text:p>
          </table:table-cell>
          <table:table-cell table:style-name="ce1" table:formula="of:=[.H1]*PI()/170" office:value-type="float" office:value="0.129359697500756" calcext:value-type="float">
            <text:p>0٫1294</text:p>
          </table:table-cell>
          <table:table-cell table:style-name="ce1" table:formula="of:=[.I1]*PI()/170" office:value-type="float" office:value="0.147839654286579" calcext:value-type="float">
            <text:p>0٫1478</text:p>
          </table:table-cell>
          <table:table-cell table:style-name="ce1" table:formula="of:=[.J1]*PI()/170" office:value-type="float" office:value="0.166319611072401" calcext:value-type="float">
            <text:p>0٫1663</text:p>
          </table:table-cell>
          <table:table-cell table:style-name="ce1" table:formula="of:=[.K1]*PI()/170" office:value-type="float" office:value="0.184799567858223" calcext:value-type="float">
            <text:p>0٫1848</text:p>
          </table:table-cell>
          <table:table-cell table:style-name="ce1" table:formula="of:=[.L1]*PI()/170" office:value-type="float" office:value="0.203279524644045" calcext:value-type="float">
            <text:p>0٫2033</text:p>
          </table:table-cell>
          <table:table-cell table:style-name="ce1" table:formula="of:=[.M1]*PI()/170" office:value-type="float" office:value="0.221759481429868" calcext:value-type="float">
            <text:p>0٫2218</text:p>
          </table:table-cell>
          <table:table-cell table:style-name="ce1" table:formula="of:=[.N1]*PI()/170" office:value-type="float" office:value="0.24023943821569" calcext:value-type="float">
            <text:p>0٫2402</text:p>
          </table:table-cell>
          <table:table-cell table:style-name="ce1" table:formula="of:=[.O1]*PI()/170" office:value-type="float" office:value="0.258719395001512" calcext:value-type="float">
            <text:p>0٫2587</text:p>
          </table:table-cell>
          <table:table-cell table:style-name="ce1" table:formula="of:=[.P1]*PI()/170" office:value-type="float" office:value="0.277199351787335" calcext:value-type="float">
            <text:p>0٫2772</text:p>
          </table:table-cell>
          <table:table-cell table:style-name="ce1" table:formula="of:=[.Q1]*PI()/170" office:value-type="float" office:value="0.295679308573157" calcext:value-type="float">
            <text:p>0٫2957</text:p>
          </table:table-cell>
          <table:table-cell table:style-name="ce1" table:formula="of:=[.R1]*PI()/170" office:value-type="float" office:value="0.314159265358979" calcext:value-type="float">
            <text:p>0٫3142</text:p>
          </table:table-cell>
          <table:table-cell table:style-name="ce1" table:formula="of:=[.S1]*PI()/170" office:value-type="float" office:value="0.332639222144802" calcext:value-type="float">
            <text:p>0٫3326</text:p>
          </table:table-cell>
          <table:table-cell table:style-name="ce1" table:formula="of:=[.T1]*PI()/170" office:value-type="float" office:value="0.351119178930624" calcext:value-type="float">
            <text:p>0٫3511</text:p>
          </table:table-cell>
          <table:table-cell table:style-name="ce1" table:formula="of:=[.U1]*PI()/170" office:value-type="float" office:value="0.369599135716446" calcext:value-type="float">
            <text:p>0٫3696</text:p>
          </table:table-cell>
          <table:table-cell table:style-name="ce1" table:formula="of:=[.V1]*PI()/170" office:value-type="float" office:value="0.388079092502269" calcext:value-type="float">
            <text:p>0٫3881</text:p>
          </table:table-cell>
          <table:table-cell table:style-name="ce1" table:formula="of:=[.W1]*PI()/170" office:value-type="float" office:value="0.406559049288091" calcext:value-type="float">
            <text:p>0٫4066</text:p>
          </table:table-cell>
          <table:table-cell table:style-name="ce1" table:formula="of:=[.X1]*PI()/170" office:value-type="float" office:value="0.425039006073913" calcext:value-type="float">
            <text:p>0٫4250</text:p>
          </table:table-cell>
          <table:table-cell table:style-name="ce1" table:formula="of:=[.Y1]*PI()/170" office:value-type="float" office:value="0.443518962859736" calcext:value-type="float">
            <text:p>0٫4435</text:p>
          </table:table-cell>
          <table:table-cell table:style-name="ce1" table:formula="of:=[.Z1]*PI()/170" office:value-type="float" office:value="0.461998919645558" calcext:value-type="float">
            <text:p>0٫4620</text:p>
          </table:table-cell>
          <table:table-cell table:style-name="ce1" table:formula="of:=[.AA1]*PI()/170" office:value-type="float" office:value="0.48047887643138" calcext:value-type="float">
            <text:p>0٫4805</text:p>
          </table:table-cell>
          <table:table-cell table:style-name="ce1" table:formula="of:=[.AB1]*PI()/170" office:value-type="float" office:value="0.498958833217202" calcext:value-type="float">
            <text:p>0٫4990</text:p>
          </table:table-cell>
          <table:table-cell table:style-name="ce1" table:formula="of:=[.AC1]*PI()/170" office:value-type="float" office:value="0.517438790003025" calcext:value-type="float">
            <text:p>0٫5174</text:p>
          </table:table-cell>
          <table:table-cell table:style-name="ce1" table:formula="of:=[.AD1]*PI()/170" office:value-type="float" office:value="0.535918746788847" calcext:value-type="float">
            <text:p>0٫5359</text:p>
          </table:table-cell>
          <table:table-cell table:style-name="ce1" table:formula="of:=[.AE1]*PI()/170" office:value-type="float" office:value="0.554398703574669" calcext:value-type="float">
            <text:p>0٫5544</text:p>
          </table:table-cell>
          <table:table-cell table:style-name="ce1" table:formula="of:=[.AF1]*PI()/170" office:value-type="float" office:value="0.572878660360492" calcext:value-type="float">
            <text:p>0٫5729</text:p>
          </table:table-cell>
          <table:table-cell table:style-name="ce1" table:formula="of:=[.AG1]*PI()/170" office:value-type="float" office:value="0.591358617146314" calcext:value-type="float">
            <text:p>0٫5914</text:p>
          </table:table-cell>
          <table:table-cell table:style-name="ce1" table:formula="of:=[.AH1]*PI()/170" office:value-type="float" office:value="0.609838573932136" calcext:value-type="float">
            <text:p>0٫6098</text:p>
          </table:table-cell>
          <table:table-cell table:style-name="ce1" table:formula="of:=[.AI1]*PI()/170" office:value-type="float" office:value="0.628318530717959" calcext:value-type="float">
            <text:p>0٫6283</text:p>
          </table:table-cell>
          <table:table-cell table:style-name="ce1" table:formula="of:=[.AJ1]*PI()/170" office:value-type="float" office:value="0.646798487503781" calcext:value-type="float">
            <text:p>0٫6468</text:p>
          </table:table-cell>
          <table:table-cell table:style-name="ce1" table:formula="of:=[.AK1]*PI()/170" office:value-type="float" office:value="0.665278444289603" calcext:value-type="float">
            <text:p>0٫6653</text:p>
          </table:table-cell>
          <table:table-cell table:style-name="ce1" table:formula="of:=[.AL1]*PI()/170" office:value-type="float" office:value="0.683758401075426" calcext:value-type="float">
            <text:p>0٫6838</text:p>
          </table:table-cell>
          <table:table-cell table:style-name="ce1" table:formula="of:=[.AM1]*PI()/170" office:value-type="float" office:value="0.702238357861248" calcext:value-type="float">
            <text:p>0٫7022</text:p>
          </table:table-cell>
          <table:table-cell table:style-name="ce1" table:formula="of:=[.AN1]*PI()/170" office:value-type="float" office:value="0.72071831464707" calcext:value-type="float">
            <text:p>0٫7207</text:p>
          </table:table-cell>
          <table:table-cell table:style-name="ce1" table:formula="of:=[.AO1]*PI()/170" office:value-type="float" office:value="0.739198271432893" calcext:value-type="float">
            <text:p>0٫7392</text:p>
          </table:table-cell>
          <table:table-cell table:style-name="ce1" table:formula="of:=[.AP1]*PI()/170" office:value-type="float" office:value="0.757678228218715" calcext:value-type="float">
            <text:p>0٫7577</text:p>
          </table:table-cell>
          <table:table-cell table:style-name="ce1" table:formula="of:=[.AQ1]*PI()/170" office:value-type="float" office:value="0.776158185004537" calcext:value-type="float">
            <text:p>0٫7762</text:p>
          </table:table-cell>
          <table:table-cell table:style-name="ce1" table:formula="of:=[.AR1]*PI()/170" office:value-type="float" office:value="0.794638141790359" calcext:value-type="float">
            <text:p>0٫7946</text:p>
          </table:table-cell>
          <table:table-cell table:style-name="ce1" table:formula="of:=[.AS1]*PI()/170" office:value-type="float" office:value="0.813118098576182" calcext:value-type="float">
            <text:p>0٫8131</text:p>
          </table:table-cell>
          <table:table-cell table:style-name="ce1" table:formula="of:=[.AT1]*PI()/170" office:value-type="float" office:value="0.831598055362004" calcext:value-type="float">
            <text:p>0٫8316</text:p>
          </table:table-cell>
          <table:table-cell table:style-name="ce1" table:formula="of:=[.AU1]*PI()/170" office:value-type="float" office:value="0.850078012147826" calcext:value-type="float">
            <text:p>0٫8501</text:p>
          </table:table-cell>
          <table:table-cell table:style-name="ce1" table:formula="of:=[.AV1]*PI()/170" office:value-type="float" office:value="0.868557968933649" calcext:value-type="float">
            <text:p>0٫8686</text:p>
          </table:table-cell>
          <table:table-cell table:style-name="ce1" table:formula="of:=[.AW1]*PI()/170" office:value-type="float" office:value="0.887037925719471" calcext:value-type="float">
            <text:p>0٫8870</text:p>
          </table:table-cell>
          <table:table-cell table:style-name="ce1" table:formula="of:=[.AX1]*PI()/170" office:value-type="float" office:value="0.905517882505293" calcext:value-type="float">
            <text:p>0٫9055</text:p>
          </table:table-cell>
          <table:table-cell table:style-name="ce1" table:formula="of:=[.AY1]*PI()/170" office:value-type="float" office:value="0.923997839291116" calcext:value-type="float">
            <text:p>0٫9240</text:p>
          </table:table-cell>
          <table:table-cell table:style-name="ce1" table:formula="of:=[.AZ1]*PI()/170" office:value-type="float" office:value="0.942477796076938" calcext:value-type="float">
            <text:p>0٫9425</text:p>
          </table:table-cell>
          <table:table-cell table:style-name="ce1" table:formula="of:=[.BA1]*PI()/170" office:value-type="float" office:value="0.96095775286276" calcext:value-type="float">
            <text:p>0٫9610</text:p>
          </table:table-cell>
          <table:table-cell table:style-name="ce1" table:formula="of:=[.BB1]*PI()/170" office:value-type="float" office:value="0.979437709648583" calcext:value-type="float">
            <text:p>0٫9794</text:p>
          </table:table-cell>
          <table:table-cell table:style-name="ce1" table:formula="of:=[.BC1]*PI()/170" office:value-type="float" office:value="0.997917666434405" calcext:value-type="float">
            <text:p>0٫9979</text:p>
          </table:table-cell>
          <table:table-cell table:style-name="ce1" table:formula="of:=[.BD1]*PI()/170" office:value-type="float" office:value="1.01639762322023" calcext:value-type="float">
            <text:p>1٫0164</text:p>
          </table:table-cell>
          <table:table-cell table:style-name="ce1" table:formula="of:=[.BE1]*PI()/170" office:value-type="float" office:value="1.03487758000605" calcext:value-type="float">
            <text:p>1٫0349</text:p>
          </table:table-cell>
          <table:table-cell table:style-name="ce1" table:formula="of:=[.BF1]*PI()/170" office:value-type="float" office:value="1.05335753679187" calcext:value-type="float">
            <text:p>1٫0534</text:p>
          </table:table-cell>
          <table:table-cell table:style-name="ce1" table:formula="of:=[.BG1]*PI()/170" office:value-type="float" office:value="1.07183749357769" calcext:value-type="float">
            <text:p>1٫0718</text:p>
          </table:table-cell>
          <table:table-cell table:style-name="ce1" table:formula="of:=[.BH1]*PI()/170" office:value-type="float" office:value="1.09031745036352" calcext:value-type="float">
            <text:p>1٫0903</text:p>
          </table:table-cell>
          <table:table-cell table:style-name="ce1" table:formula="of:=[.BI1]*PI()/170" office:value-type="float" office:value="1.10879740714934" calcext:value-type="float">
            <text:p>1٫1088</text:p>
          </table:table-cell>
          <table:table-cell table:style-name="ce1" table:formula="of:=[.BJ1]*PI()/170" office:value-type="float" office:value="1.12727736393516" calcext:value-type="float">
            <text:p>1٫1273</text:p>
          </table:table-cell>
          <table:table-cell table:style-name="ce1" table:formula="of:=[.BK1]*PI()/170" office:value-type="float" office:value="1.14575732072098" calcext:value-type="float">
            <text:p>1٫1458</text:p>
          </table:table-cell>
          <table:table-cell table:style-name="ce1" table:formula="of:=[.BL1]*PI()/170" office:value-type="float" office:value="1.16423727750681" calcext:value-type="float">
            <text:p>1٫1642</text:p>
          </table:table-cell>
          <table:table-cell table:style-name="ce1" table:formula="of:=[.BM1]*PI()/170" office:value-type="float" office:value="1.18271723429263" calcext:value-type="float">
            <text:p>1٫1827</text:p>
          </table:table-cell>
          <table:table-cell table:style-name="ce1" table:formula="of:=[.BN1]*PI()/170" office:value-type="float" office:value="1.20119719107845" calcext:value-type="float">
            <text:p>1٫2012</text:p>
          </table:table-cell>
          <table:table-cell table:style-name="ce1" table:formula="of:=[.BO1]*PI()/170" office:value-type="float" office:value="1.21967714786427" calcext:value-type="float">
            <text:p>1٫2197</text:p>
          </table:table-cell>
          <table:table-cell table:style-name="ce1" table:formula="of:=[.BP1]*PI()/170" office:value-type="float" office:value="1.2381571046501" calcext:value-type="float">
            <text:p>1٫2382</text:p>
          </table:table-cell>
          <table:table-cell table:style-name="ce1" table:formula="of:=[.BQ1]*PI()/170" office:value-type="float" office:value="1.25663706143592" calcext:value-type="float">
            <text:p>1٫2566</text:p>
          </table:table-cell>
          <table:table-cell table:style-name="ce1" table:formula="of:=[.BR1]*PI()/170" office:value-type="float" office:value="1.27511701822174" calcext:value-type="float">
            <text:p>1٫2751</text:p>
          </table:table-cell>
          <table:table-cell table:style-name="ce1" table:formula="of:=[.BS1]*PI()/170" office:value-type="float" office:value="1.29359697500756" calcext:value-type="float">
            <text:p>1٫2936</text:p>
          </table:table-cell>
          <table:table-cell table:style-name="ce1" table:formula="of:=[.BT1]*PI()/170" office:value-type="float" office:value="1.31207693179338" calcext:value-type="float">
            <text:p>1٫3121</text:p>
          </table:table-cell>
          <table:table-cell table:style-name="ce1" table:formula="of:=[.BU1]*PI()/170" office:value-type="float" office:value="1.33055688857921" calcext:value-type="float">
            <text:p>1٫3306</text:p>
          </table:table-cell>
          <table:table-cell table:style-name="ce1" table:formula="of:=[.BV1]*PI()/170" office:value-type="float" office:value="1.34903684536503" calcext:value-type="float">
            <text:p>1٫3490</text:p>
          </table:table-cell>
          <table:table-cell table:style-name="ce1" table:formula="of:=[.BW1]*PI()/170" office:value-type="float" office:value="1.36751680215085" calcext:value-type="float">
            <text:p>1٫3675</text:p>
          </table:table-cell>
          <table:table-cell table:style-name="ce1" table:formula="of:=[.BX1]*PI()/170" office:value-type="float" office:value="1.38599675893667" calcext:value-type="float">
            <text:p>1٫3860</text:p>
          </table:table-cell>
          <table:table-cell table:style-name="ce1" table:formula="of:=[.BY1]*PI()/170" office:value-type="float" office:value="1.4044767157225" calcext:value-type="float">
            <text:p>1٫4045</text:p>
          </table:table-cell>
          <table:table-cell table:style-name="ce1" table:formula="of:=[.BZ1]*PI()/170" office:value-type="float" office:value="1.42295667250832" calcext:value-type="float">
            <text:p>1٫4230</text:p>
          </table:table-cell>
          <table:table-cell table:style-name="ce1" table:formula="of:=[.CA1]*PI()/170" office:value-type="float" office:value="1.44143662929414" calcext:value-type="float">
            <text:p>1٫4414</text:p>
          </table:table-cell>
          <table:table-cell table:style-name="ce1" table:formula="of:=[.CB1]*PI()/170" office:value-type="float" office:value="1.45991658607996" calcext:value-type="float">
            <text:p>1٫4599</text:p>
          </table:table-cell>
          <table:table-cell table:style-name="ce1" table:formula="of:=[.CC1]*PI()/170" office:value-type="float" office:value="1.47839654286579" calcext:value-type="float">
            <text:p>1٫4784</text:p>
          </table:table-cell>
          <table:table-cell table:style-name="ce1" table:formula="of:=[.CD1]*PI()/170" office:value-type="float" office:value="1.49687649965161" calcext:value-type="float">
            <text:p>1٫4969</text:p>
          </table:table-cell>
          <table:table-cell table:style-name="ce1" table:formula="of:=[.CE1]*PI()/170" office:value-type="float" office:value="1.51535645643743" calcext:value-type="float">
            <text:p>1٫5154</text:p>
          </table:table-cell>
          <table:table-cell table:style-name="ce1" table:formula="of:=[.CF1]*PI()/170" office:value-type="float" office:value="1.53383641322325" calcext:value-type="float">
            <text:p>1٫5338</text:p>
          </table:table-cell>
          <table:table-cell table:style-name="ce1" table:formula="of:=[.CG1]*PI()/170" office:value-type="float" office:value="1.55231637000907" calcext:value-type="float">
            <text:p>1٫5523</text:p>
          </table:table-cell>
          <table:table-cell table:style-name="ce1" table:formula="of:=[.CH1]*PI()/170" office:value-type="float" office:value="1.5707963267949" calcext:value-type="float">
            <text:p>1٫5708</text:p>
          </table:table-cell>
          <table:table-cell table:style-name="ce1" table:formula="of:=[.CI1]*PI()/170" office:value-type="float" office:value="1.58927628358072" calcext:value-type="float">
            <text:p>1٫5893</text:p>
          </table:table-cell>
          <table:table-cell table:style-name="ce1" table:formula="of:=[.CJ1]*PI()/170" office:value-type="float" office:value="1.60775624036654" calcext:value-type="float">
            <text:p>1٫6078</text:p>
          </table:table-cell>
          <table:table-cell table:style-name="ce1" table:formula="of:=[.CK1]*PI()/170" office:value-type="float" office:value="1.62623619715236" calcext:value-type="float">
            <text:p>1٫6262</text:p>
          </table:table-cell>
          <table:table-cell table:style-name="ce1" table:formula="of:=[.CL1]*PI()/170" office:value-type="float" office:value="1.64471615393819" calcext:value-type="float">
            <text:p>1٫6447</text:p>
          </table:table-cell>
          <table:table-cell table:style-name="ce1" table:formula="of:=[.CM1]*PI()/170" office:value-type="float" office:value="1.66319611072401" calcext:value-type="float">
            <text:p>1٫6632</text:p>
          </table:table-cell>
          <table:table-cell table:style-name="ce1" table:formula="of:=[.CN1]*PI()/170" office:value-type="float" office:value="1.68167606750983" calcext:value-type="float">
            <text:p>1٫6817</text:p>
          </table:table-cell>
          <table:table-cell table:style-name="ce1" table:formula="of:=[.CO1]*PI()/170" office:value-type="float" office:value="1.70015602429565" calcext:value-type="float">
            <text:p>1٫7002</text:p>
          </table:table-cell>
          <table:table-cell table:style-name="ce1" table:formula="of:=[.CP1]*PI()/170" office:value-type="float" office:value="1.71863598108147" calcext:value-type="float">
            <text:p>1٫7186</text:p>
          </table:table-cell>
          <table:table-cell table:style-name="ce1" table:formula="of:=[.CQ1]*PI()/170" office:value-type="float" office:value="1.7371159378673" calcext:value-type="float">
            <text:p>1٫7371</text:p>
          </table:table-cell>
          <table:table-cell table:style-name="ce1" table:formula="of:=[.CR1]*PI()/170" office:value-type="float" office:value="1.75559589465312" calcext:value-type="float">
            <text:p>1٫7556</text:p>
          </table:table-cell>
          <table:table-cell table:style-name="ce1" table:formula="of:=[.CS1]*PI()/170" office:value-type="float" office:value="1.77407585143894" calcext:value-type="float">
            <text:p>1٫7741</text:p>
          </table:table-cell>
          <table:table-cell table:style-name="ce1" table:formula="of:=[.CT1]*PI()/170" office:value-type="float" office:value="1.79255580822476" calcext:value-type="float">
            <text:p>1٫7926</text:p>
          </table:table-cell>
          <table:table-cell table:style-name="ce1" table:formula="of:=[.CU1]*PI()/170" office:value-type="float" office:value="1.81103576501059" calcext:value-type="float">
            <text:p>1٫8110</text:p>
          </table:table-cell>
          <table:table-cell table:style-name="ce1" table:formula="of:=[.CV1]*PI()/170" office:value-type="float" office:value="1.82951572179641" calcext:value-type="float">
            <text:p>1٫8295</text:p>
          </table:table-cell>
          <table:table-cell table:style-name="ce1" table:formula="of:=[.CW1]*PI()/170" office:value-type="float" office:value="1.84799567858223" calcext:value-type="float">
            <text:p>1٫8480</text:p>
          </table:table-cell>
          <table:table-cell table:style-name="ce1" table:formula="of:=[.CX1]*PI()/170" office:value-type="float" office:value="1.86647563536805" calcext:value-type="float">
            <text:p>1٫8665</text:p>
          </table:table-cell>
          <table:table-cell table:style-name="ce1" table:formula="of:=[.CY1]*PI()/170" office:value-type="float" office:value="1.88495559215388" calcext:value-type="float">
            <text:p>1٫8850</text:p>
          </table:table-cell>
          <table:table-cell table:style-name="ce1" table:formula="of:=[.CZ1]*PI()/170" office:value-type="float" office:value="1.9034355489397" calcext:value-type="float">
            <text:p>1٫9034</text:p>
          </table:table-cell>
          <table:table-cell table:style-name="ce1" table:formula="of:=[.DA1]*PI()/170" office:value-type="float" office:value="1.92191550572552" calcext:value-type="float">
            <text:p>1٫9219</text:p>
          </table:table-cell>
          <table:table-cell table:style-name="ce1" table:formula="of:=[.DB1]*PI()/170" office:value-type="float" office:value="1.94039546251134" calcext:value-type="float">
            <text:p>1٫9404</text:p>
          </table:table-cell>
          <table:table-cell table:style-name="ce1" table:formula="of:=[.DC1]*PI()/170" office:value-type="float" office:value="1.95887541929717" calcext:value-type="float">
            <text:p>1٫9589</text:p>
          </table:table-cell>
          <table:table-cell table:style-name="ce1" table:formula="of:=[.DD1]*PI()/170" office:value-type="float" office:value="1.97735537608299" calcext:value-type="float">
            <text:p>1٫9774</text:p>
          </table:table-cell>
          <table:table-cell table:style-name="ce1" table:formula="of:=[.DE1]*PI()/170" office:value-type="float" office:value="1.99583533286881" calcext:value-type="float">
            <text:p>1٫9958</text:p>
          </table:table-cell>
          <table:table-cell table:style-name="ce1" table:formula="of:=[.DF1]*PI()/170" office:value-type="float" office:value="2.01431528965463" calcext:value-type="float">
            <text:p>2٫0143</text:p>
          </table:table-cell>
          <table:table-cell table:style-name="ce1" table:formula="of:=[.DG1]*PI()/170" office:value-type="float" office:value="2.03279524644045" calcext:value-type="float">
            <text:p>2٫0328</text:p>
          </table:table-cell>
          <table:table-cell table:style-name="ce1" table:formula="of:=[.DH1]*PI()/170" office:value-type="float" office:value="2.05127520322628" calcext:value-type="float">
            <text:p>2٫0513</text:p>
          </table:table-cell>
          <table:table-cell table:style-name="ce1" table:formula="of:=[.DI1]*PI()/170" office:value-type="float" office:value="2.0697551600121" calcext:value-type="float">
            <text:p>2٫0698</text:p>
          </table:table-cell>
          <table:table-cell table:style-name="ce1" table:formula="of:=[.DJ1]*PI()/170" office:value-type="float" office:value="2.08823511679792" calcext:value-type="float">
            <text:p>2٫0882</text:p>
          </table:table-cell>
          <table:table-cell table:style-name="ce1" table:formula="of:=[.DK1]*PI()/170" office:value-type="float" office:value="2.10671507358374" calcext:value-type="float">
            <text:p>2٫1067</text:p>
          </table:table-cell>
          <table:table-cell table:style-name="ce1" table:formula="of:=[.DL1]*PI()/170" office:value-type="float" office:value="2.12519503036957" calcext:value-type="float">
            <text:p>2٫1252</text:p>
          </table:table-cell>
          <table:table-cell table:style-name="ce1" table:formula="of:=[.DM1]*PI()/170" office:value-type="float" office:value="2.14367498715539" calcext:value-type="float">
            <text:p>2٫1437</text:p>
          </table:table-cell>
          <table:table-cell table:style-name="ce1" table:formula="of:=[.DN1]*PI()/170" office:value-type="float" office:value="2.16215494394121" calcext:value-type="float">
            <text:p>2٫1622</text:p>
          </table:table-cell>
          <table:table-cell table:style-name="ce1" table:formula="of:=[.DO1]*PI()/170" office:value-type="float" office:value="2.18063490072703" calcext:value-type="float">
            <text:p>2٫1806</text:p>
          </table:table-cell>
          <table:table-cell table:style-name="ce1" table:formula="of:=[.DP1]*PI()/170" office:value-type="float" office:value="2.19911485751286" calcext:value-type="float">
            <text:p>2٫1991</text:p>
          </table:table-cell>
          <table:table-cell table:style-name="ce1" table:formula="of:=[.DQ1]*PI()/170" office:value-type="float" office:value="2.21759481429868" calcext:value-type="float">
            <text:p>2٫2176</text:p>
          </table:table-cell>
          <table:table-cell table:style-name="ce1" table:formula="of:=[.DR1]*PI()/170" office:value-type="float" office:value="2.2360747710845" calcext:value-type="float">
            <text:p>2٫2361</text:p>
          </table:table-cell>
          <table:table-cell table:style-name="ce1" table:formula="of:=[.DS1]*PI()/170" office:value-type="float" office:value="2.25455472787032" calcext:value-type="float">
            <text:p>2٫2546</text:p>
          </table:table-cell>
          <table:table-cell table:style-name="ce1" table:formula="of:=[.DT1]*PI()/170" office:value-type="float" office:value="2.27303468465614" calcext:value-type="float">
            <text:p>2٫2730</text:p>
          </table:table-cell>
          <table:table-cell table:style-name="ce1" table:formula="of:=[.DU1]*PI()/170" office:value-type="float" office:value="2.29151464144197" calcext:value-type="float">
            <text:p>2٫2915</text:p>
          </table:table-cell>
          <table:table-cell table:style-name="ce1" table:formula="of:=[.DV1]*PI()/170" office:value-type="float" office:value="2.30999459822779" calcext:value-type="float">
            <text:p>2٫3100</text:p>
          </table:table-cell>
          <table:table-cell table:style-name="ce1" table:formula="of:=[.DW1]*PI()/170" office:value-type="float" office:value="2.32847455501361" calcext:value-type="float">
            <text:p>2٫3285</text:p>
          </table:table-cell>
          <table:table-cell table:style-name="ce1" table:formula="of:=[.DX1]*PI()/170" office:value-type="float" office:value="2.34695451179943" calcext:value-type="float">
            <text:p>2٫3470</text:p>
          </table:table-cell>
          <table:table-cell table:style-name="ce1" table:formula="of:=[.DY1]*PI()/170" office:value-type="float" office:value="2.36543446858526" calcext:value-type="float">
            <text:p>2٫3654</text:p>
          </table:table-cell>
          <table:table-cell table:style-name="ce1" table:formula="of:=[.DZ1]*PI()/170" office:value-type="float" office:value="2.38391442537108" calcext:value-type="float">
            <text:p>2٫3839</text:p>
          </table:table-cell>
          <table:table-cell table:style-name="ce1" table:formula="of:=[.EA1]*PI()/170" office:value-type="float" office:value="2.4023943821569" calcext:value-type="float">
            <text:p>2٫4024</text:p>
          </table:table-cell>
          <table:table-cell table:style-name="ce1" table:formula="of:=[.EB1]*PI()/170" office:value-type="float" office:value="2.42087433894272" calcext:value-type="float">
            <text:p>2٫4209</text:p>
          </table:table-cell>
          <table:table-cell table:style-name="ce1" table:formula="of:=[.EC1]*PI()/170" office:value-type="float" office:value="2.43935429572855" calcext:value-type="float">
            <text:p>2٫4394</text:p>
          </table:table-cell>
          <table:table-cell table:style-name="ce1" table:formula="of:=[.ED1]*PI()/170" office:value-type="float" office:value="2.45783425251437" calcext:value-type="float">
            <text:p>2٫4578</text:p>
          </table:table-cell>
          <table:table-cell table:style-name="ce1" table:formula="of:=[.EE1]*PI()/170" office:value-type="float" office:value="2.47631420930019" calcext:value-type="float">
            <text:p>2٫4763</text:p>
          </table:table-cell>
          <table:table-cell table:style-name="ce1" table:formula="of:=[.EF1]*PI()/170" office:value-type="float" office:value="2.49479416608601" calcext:value-type="float">
            <text:p>2٫4948</text:p>
          </table:table-cell>
          <table:table-cell table:style-name="ce1" table:formula="of:=[.EG1]*PI()/170" office:value-type="float" office:value="2.51327412287183" calcext:value-type="float">
            <text:p>2٫5133</text:p>
          </table:table-cell>
          <table:table-cell table:style-name="ce1" table:formula="of:=[.EH1]*PI()/170" office:value-type="float" office:value="2.53175407965766" calcext:value-type="float">
            <text:p>2٫5318</text:p>
          </table:table-cell>
          <table:table-cell table:style-name="ce1" table:formula="of:=[.EI1]*PI()/170" office:value-type="float" office:value="2.55023403644348" calcext:value-type="float">
            <text:p>2٫5502</text:p>
          </table:table-cell>
          <table:table-cell table:style-name="ce1" table:formula="of:=[.EJ1]*PI()/170" office:value-type="float" office:value="2.5687139932293" calcext:value-type="float">
            <text:p>2٫5687</text:p>
          </table:table-cell>
          <table:table-cell table:style-name="ce1" table:formula="of:=[.EK1]*PI()/170" office:value-type="float" office:value="2.58719395001512" calcext:value-type="float">
            <text:p>2٫5872</text:p>
          </table:table-cell>
          <table:table-cell table:style-name="ce1" table:formula="of:=[.EL1]*PI()/170" office:value-type="float" office:value="2.60567390680095" calcext:value-type="float">
            <text:p>2٫6057</text:p>
          </table:table-cell>
          <table:table-cell table:style-name="ce1" table:formula="of:=[.EM1]*PI()/170" office:value-type="float" office:value="2.62415386358677" calcext:value-type="float">
            <text:p>2٫6242</text:p>
          </table:table-cell>
          <table:table-cell table:style-name="ce1" table:formula="of:=[.EN1]*PI()/170" office:value-type="float" office:value="2.64263382037259" calcext:value-type="float">
            <text:p>2٫6426</text:p>
          </table:table-cell>
          <table:table-cell table:style-name="ce1" table:formula="of:=[.EO1]*PI()/170" office:value-type="float" office:value="2.66111377715841" calcext:value-type="float">
            <text:p>2٫6611</text:p>
          </table:table-cell>
          <table:table-cell table:style-name="ce1" table:formula="of:=[.EP1]*PI()/170" office:value-type="float" office:value="2.67959373394424" calcext:value-type="float">
            <text:p>2٫6796</text:p>
          </table:table-cell>
          <table:table-cell table:style-name="ce1" table:formula="of:=[.EQ1]*PI()/170" office:value-type="float" office:value="2.69807369073006" calcext:value-type="float">
            <text:p>2٫6981</text:p>
          </table:table-cell>
          <table:table-cell table:style-name="ce1" table:formula="of:=[.ER1]*PI()/170" office:value-type="float" office:value="2.71655364751588" calcext:value-type="float">
            <text:p>2٫7166</text:p>
          </table:table-cell>
          <table:table-cell table:style-name="ce1" table:formula="of:=[.ES1]*PI()/170" office:value-type="float" office:value="2.7350336043017" calcext:value-type="float">
            <text:p>2٫7350</text:p>
          </table:table-cell>
          <table:table-cell table:style-name="ce1" table:formula="of:=[.ET1]*PI()/170" office:value-type="float" office:value="2.75351356108752" calcext:value-type="float">
            <text:p>2٫7535</text:p>
          </table:table-cell>
          <table:table-cell table:style-name="ce1" table:formula="of:=[.EU1]*PI()/170" office:value-type="float" office:value="2.77199351787335" calcext:value-type="float">
            <text:p>2٫7720</text:p>
          </table:table-cell>
          <table:table-cell table:style-name="ce1" table:formula="of:=[.EV1]*PI()/170" office:value-type="float" office:value="2.79047347465917" calcext:value-type="float">
            <text:p>2٫7905</text:p>
          </table:table-cell>
          <table:table-cell table:style-name="ce1" table:formula="of:=[.EW1]*PI()/170" office:value-type="float" office:value="2.80895343144499" calcext:value-type="float">
            <text:p>2٫8090</text:p>
          </table:table-cell>
          <table:table-cell table:style-name="ce1" table:formula="of:=[.EX1]*PI()/170" office:value-type="float" office:value="2.82743338823081" calcext:value-type="float">
            <text:p>2٫8274</text:p>
          </table:table-cell>
          <table:table-cell table:style-name="ce1" table:formula="of:=[.EY1]*PI()/170" office:value-type="float" office:value="2.84591334501664" calcext:value-type="float">
            <text:p>2٫8459</text:p>
          </table:table-cell>
          <table:table-cell table:style-name="ce1" table:formula="of:=[.EZ1]*PI()/170" office:value-type="float" office:value="2.86439330180246" calcext:value-type="float">
            <text:p>2٫8644</text:p>
          </table:table-cell>
          <table:table-cell table:style-name="ce1" table:formula="of:=[.FA1]*PI()/170" office:value-type="float" office:value="2.88287325858828" calcext:value-type="float">
            <text:p>2٫8829</text:p>
          </table:table-cell>
          <table:table-cell table:style-name="ce1" table:formula="of:=[.FB1]*PI()/170" office:value-type="float" office:value="2.9013532153741" calcext:value-type="float">
            <text:p>2٫9014</text:p>
          </table:table-cell>
          <table:table-cell table:style-name="ce1" table:formula="of:=[.FC1]*PI()/170" office:value-type="float" office:value="2.91983317215993" calcext:value-type="float">
            <text:p>2٫9198</text:p>
          </table:table-cell>
          <table:table-cell table:style-name="ce1" table:formula="of:=[.FD1]*PI()/170" office:value-type="float" office:value="2.93831312894575" calcext:value-type="float">
            <text:p>2٫9383</text:p>
          </table:table-cell>
          <table:table-cell table:style-name="ce1" table:formula="of:=[.FE1]*PI()/170" office:value-type="float" office:value="2.95679308573157" calcext:value-type="float">
            <text:p>2٫9568</text:p>
          </table:table-cell>
          <table:table-cell table:style-name="ce1" table:formula="of:=[.FF1]*PI()/170" office:value-type="float" office:value="2.97527304251739" calcext:value-type="float">
            <text:p>2٫9753</text:p>
          </table:table-cell>
          <table:table-cell table:style-name="ce1" table:formula="of:=[.FG1]*PI()/170" office:value-type="float" office:value="2.99375299930321" calcext:value-type="float">
            <text:p>2٫9938</text:p>
          </table:table-cell>
          <table:table-cell table:style-name="ce1" table:formula="of:=[.FH1]*PI()/170" office:value-type="float" office:value="3.01223295608904" calcext:value-type="float">
            <text:p>3٫0122</text:p>
          </table:table-cell>
          <table:table-cell table:style-name="ce1" table:formula="of:=[.FI1]*PI()/170" office:value-type="float" office:value="3.03071291287486" calcext:value-type="float">
            <text:p>3٫0307</text:p>
          </table:table-cell>
          <table:table-cell table:style-name="ce1" table:formula="of:=[.FJ1]*PI()/170" office:value-type="float" office:value="3.04919286966068" calcext:value-type="float">
            <text:p>3٫0492</text:p>
          </table:table-cell>
          <table:table-cell table:style-name="ce1" table:formula="of:=[.FK1]*PI()/170" office:value-type="float" office:value="3.0676728264465" calcext:value-type="float">
            <text:p>3٫0677</text:p>
          </table:table-cell>
          <table:table-cell table:style-name="ce1" table:formula="of:=[.FL1]*PI()/170" office:value-type="float" office:value="3.08615278323233" calcext:value-type="float">
            <text:p>3٫0862</text:p>
          </table:table-cell>
          <table:table-cell table:style-name="ce1" table:formula="of:=[.FM1]*PI()/170" office:value-type="float" office:value="3.10463274001815" calcext:value-type="float">
            <text:p>3٫1046</text:p>
          </table:table-cell>
          <table:table-cell table:style-name="ce1" table:formula="of:=[.FN1]*PI()/170" office:value-type="float" office:value="3.12311269680397" calcext:value-type="float">
            <text:p>3٫1231</text:p>
          </table:table-cell>
          <table:table-cell table:style-name="ce1" table:formula="of:=[.FO1]*PI()/170" office:value-type="float" office:value="3.14159265358979" calcext:value-type="float">
            <text:p>3٫1416</text:p>
          </table:table-cell>
          <table:table-cell table:style-name="ce1" table:number-columns-repeated="16213"/>
        </table:table-row>
        <table:table-row table:style-name="ro1">
          <table:table-cell table:style-name="ce2" table:formula="of:=5000*SIN([.A2])" office:value-type="float" office:value="0" calcext:value-type="float">
            <text:p>0</text:p>
          </table:table-cell>
          <table:table-cell table:style-name="ce2" table:formula="of:=5000*SIN([.B2])" office:value-type="float" office:value="92.3945247956495" calcext:value-type="float">
            <text:p>92</text:p>
          </table:table-cell>
          <table:table-cell table:style-name="ce2" table:formula="of:=5000*SIN([.C2])" office:value-type="float" office:value="184.757496945724" calcext:value-type="float">
            <text:p>185</text:p>
          </table:table-cell>
          <table:table-cell table:style-name="ce2" table:formula="of:=5000*SIN([.D2])" office:value-type="float" office:value="277.05737457985" calcext:value-type="float">
            <text:p>277</text:p>
          </table:table-cell>
          <table:table-cell table:style-name="ce2" table:formula="of:=5000*SIN([.E2])" office:value-type="float" office:value="369.26263737437" calcext:value-type="float">
            <text:p>369</text:p>
          </table:table-cell>
          <table:table-cell table:style-name="ce2" table:formula="of:=5000*SIN([.F2])" office:value-type="float" office:value="461.34179731651" calcext:value-type="float">
            <text:p>461</text:p>
          </table:table-cell>
          <table:table-cell table:style-name="ce2" table:formula="of:=5000*SIN([.G2])" office:value-type="float" office:value="553.263409457505" calcext:value-type="float">
            <text:p>553</text:p>
          </table:table-cell>
          <table:table-cell table:style-name="ce2" table:formula="of:=5000*SIN([.H2])" office:value-type="float" office:value="644.996082651015" calcext:value-type="float">
            <text:p>645</text:p>
          </table:table-cell>
          <table:table-cell table:style-name="ce2" table:formula="of:=5000*SIN([.I2])" office:value-type="float" office:value="736.50849027319" calcext:value-type="float">
            <text:p>737</text:p>
          </table:table-cell>
          <table:table-cell table:style-name="ce2" table:formula="of:=5000*SIN([.J2])" office:value-type="float" office:value="827.769380920651" calcext:value-type="float">
            <text:p>828</text:p>
          </table:table-cell>
          <table:table-cell table:style-name="ce2" table:formula="of:=5000*SIN([.K2])" office:value-type="float" office:value="918.747589082851" calcext:value-type="float">
            <text:p>919</text:p>
          </table:table-cell>
          <table:table-cell table:style-name="ce2" table:formula="of:=5000*SIN([.L2])" office:value-type="float" office:value="1009.41204578505" calcext:value-type="float">
            <text:p>1009</text:p>
          </table:table-cell>
          <table:table-cell table:style-name="ce2" table:formula="of:=5000*SIN([.M2])" office:value-type="float" office:value="1099.73178919834" calcext:value-type="float">
            <text:p>1100</text:p>
          </table:table-cell>
          <table:table-cell table:style-name="ce2" table:formula="of:=5000*SIN([.N2])" office:value-type="float" office:value="1189.67597521309" calcext:value-type="float">
            <text:p>1190</text:p>
          </table:table-cell>
          <table:table-cell table:style-name="ce2" table:formula="of:=5000*SIN([.O2])" office:value-type="float" office:value="1279.21388797218" calcext:value-type="float">
            <text:p>1279</text:p>
          </table:table-cell>
          <table:table-cell table:style-name="ce2" table:formula="of:=5000*SIN([.P2])" office:value-type="float" office:value="1368.31495036042" calcext:value-type="float">
            <text:p>1368</text:p>
          </table:table-cell>
          <table:table-cell table:style-name="ce2" table:formula="of:=5000*SIN([.Q2])" office:value-type="float" office:value="1456.94873444662" calcext:value-type="float">
            <text:p>1457</text:p>
          </table:table-cell>
          <table:table-cell table:style-name="ce2" table:formula="of:=5000*SIN([.R2])" office:value-type="float" office:value="1545.08497187474" calcext:value-type="float">
            <text:p>1545</text:p>
          </table:table-cell>
          <table:table-cell table:style-name="ce2" table:formula="of:=5000*SIN([.S2])" office:value-type="float" office:value="1632.69356420042" calcext:value-type="float">
            <text:p>1633</text:p>
          </table:table-cell>
          <table:table-cell table:style-name="ce2" table:formula="of:=5000*SIN([.T2])" office:value-type="float" office:value="1719.74459316964" calcext:value-type="float">
            <text:p>1720</text:p>
          </table:table-cell>
          <table:table-cell table:style-name="ce2" table:formula="of:=5000*SIN([.U2])" office:value-type="float" office:value="1806.20833093576" calcext:value-type="float">
            <text:p>1806</text:p>
          </table:table-cell>
          <table:table-cell table:style-name="ce2" table:formula="of:=5000*SIN([.V2])" office:value-type="float" office:value="1892.05525021155" calcext:value-type="float">
            <text:p>1892</text:p>
          </table:table-cell>
          <table:table-cell table:style-name="ce2" table:formula="of:=5000*SIN([.W2])" office:value-type="float" office:value="1977.25603435271" calcext:value-type="float">
            <text:p>1977</text:p>
          </table:table-cell>
          <table:table-cell table:style-name="ce2" table:formula="of:=5000*SIN([.X2])" office:value-type="float" office:value="2061.78158736952" calcext:value-type="float">
            <text:p>2062</text:p>
          </table:table-cell>
          <table:table-cell table:style-name="ce2" table:formula="of:=5000*SIN([.Y2])" office:value-type="float" office:value="2145.60304386305" calcext:value-type="float">
            <text:p>2146</text:p>
          </table:table-cell>
          <table:table-cell table:style-name="ce2" table:formula="of:=5000*SIN([.Z2])" office:value-type="float" office:value="2228.69177888269" calcext:value-type="float">
            <text:p>2229</text:p>
          </table:table-cell>
          <table:table-cell table:style-name="ce2" table:formula="of:=5000*SIN([.AA2])" office:value-type="float" office:value="2311.01941770157" calcext:value-type="float">
            <text:p>2311</text:p>
          </table:table-cell>
          <table:table-cell table:style-name="ce2" table:formula="of:=5000*SIN([.AB2])" office:value-type="float" office:value="2392.55784550643" calcext:value-type="float">
            <text:p>2393</text:p>
          </table:table-cell>
          <table:table-cell table:style-name="ce2" table:formula="of:=5000*SIN([.AC2])" office:value-type="float" office:value="2473.27921699889" calcext:value-type="float">
            <text:p>2473</text:p>
          </table:table-cell>
          <table:table-cell table:style-name="ce2" table:formula="of:=5000*SIN([.AD2])" office:value-type="float" office:value="2553.15596590453" calcext:value-type="float">
            <text:p>2553</text:p>
          </table:table-cell>
          <table:table-cell table:style-name="ce2" table:formula="of:=5000*SIN([.AE2])" office:value-type="float" office:value="2632.16081438678" calcext:value-type="float">
            <text:p>2632</text:p>
          </table:table-cell>
          <table:table-cell table:style-name="ce2" table:formula="of:=5000*SIN([.AF2])" office:value-type="float" office:value="2710.26678236225" calcext:value-type="float">
            <text:p>2710</text:p>
          </table:table-cell>
          <table:table-cell table:style-name="ce2" table:formula="of:=5000*SIN([.AG2])" office:value-type="float" office:value="2787.44719671443" calcext:value-type="float">
            <text:p>2787</text:p>
          </table:table-cell>
          <table:table-cell table:style-name="ce2" table:formula="of:=5000*SIN([.AH2])" office:value-type="float" office:value="2863.67570040253" calcext:value-type="float">
            <text:p>2864</text:p>
          </table:table-cell>
          <table:table-cell table:style-name="ce2" table:formula="of:=5000*SIN([.AI2])" office:value-type="float" office:value="2938.92626146237" calcext:value-type="float">
            <text:p>2939</text:p>
          </table:table-cell>
          <table:table-cell table:style-name="ce2" table:formula="of:=5000*SIN([.AJ2])" office:value-type="float" office:value="3013.17318189628" calcext:value-type="float">
            <text:p>3013</text:p>
          </table:table-cell>
          <table:table-cell table:style-name="ce2" table:formula="of:=5000*SIN([.AK2])" office:value-type="float" office:value="3086.39110644896" calcext:value-type="float">
            <text:p>3086</text:p>
          </table:table-cell>
          <table:table-cell table:style-name="ce2" table:formula="of:=5000*SIN([.AL2])" office:value-type="float" office:value="3158.55503126626" calcext:value-type="float">
            <text:p>3159</text:p>
          </table:table-cell>
          <table:table-cell table:style-name="ce2" table:formula="of:=5000*SIN([.AM2])" office:value-type="float" office:value="3229.64031243394" calcext:value-type="float">
            <text:p>3230</text:p>
          </table:table-cell>
          <table:table-cell table:style-name="ce2" table:formula="of:=5000*SIN([.AN2])" office:value-type="float" office:value="3299.62267439361" calcext:value-type="float">
            <text:p>3300</text:p>
          </table:table-cell>
          <table:table-cell table:style-name="ce2" table:formula="of:=5000*SIN([.AO2])" office:value-type="float" office:value="3368.47821823279" calcext:value-type="float">
            <text:p>3368</text:p>
          </table:table-cell>
          <table:table-cell table:style-name="ce2" table:formula="of:=5000*SIN([.AP2])" office:value-type="float" office:value="3436.18342984631" calcext:value-type="float">
            <text:p>3436</text:p>
          </table:table-cell>
          <table:table-cell table:style-name="ce2" table:formula="of:=5000*SIN([.AQ2])" office:value-type="float" office:value="3502.71518796645" calcext:value-type="float">
            <text:p>3503</text:p>
          </table:table-cell>
          <table:table-cell table:style-name="ce2" table:formula="of:=5000*SIN([.AR2])" office:value-type="float" office:value="3568.05077205876" calcext:value-type="float">
            <text:p>3568</text:p>
          </table:table-cell>
          <table:table-cell table:style-name="ce2" table:formula="of:=5000*SIN([.AS2])" office:value-type="float" office:value="3632.16787008112" calcext:value-type="float">
            <text:p>3632</text:p>
          </table:table-cell>
          <table:table-cell table:style-name="ce2" table:formula="of:=5000*SIN([.AT2])" office:value-type="float" office:value="3695.0445861033" calcext:value-type="float">
            <text:p>3695</text:p>
          </table:table-cell>
          <table:table-cell table:style-name="ce2" table:formula="of:=5000*SIN([.AU2])" office:value-type="float" office:value="3756.65944778437" calcext:value-type="float">
            <text:p>3757</text:p>
          </table:table-cell>
          <table:table-cell table:style-name="ce2" table:formula="of:=5000*SIN([.AV2])" office:value-type="float" office:value="3816.99141370552" calcext:value-type="float">
            <text:p>3817</text:p>
          </table:table-cell>
          <table:table-cell table:style-name="ce2" table:formula="of:=5000*SIN([.AW2])" office:value-type="float" office:value="3876.01988055565" calcext:value-type="float">
            <text:p>3876</text:p>
          </table:table-cell>
          <table:table-cell table:style-name="ce2" table:formula="of:=5000*SIN([.AX2])" office:value-type="float" office:value="3933.72469016742" calcext:value-type="float">
            <text:p>3934</text:p>
          </table:table-cell>
          <table:table-cell table:style-name="ce2" table:formula="of:=5000*SIN([.AY2])" office:value-type="float" office:value="3990.0861364012" calcext:value-type="float">
            <text:p>3990</text:p>
          </table:table-cell>
          <table:table-cell table:style-name="ce2" table:formula="of:=5000*SIN([.AZ2])" office:value-type="float" office:value="4045.08497187474" calcext:value-type="float">
            <text:p>4045</text:p>
          </table:table-cell>
          <table:table-cell table:style-name="ce2" table:formula="of:=5000*SIN([.BA2])" office:value-type="float" office:value="4098.70241453611" calcext:value-type="float">
            <text:p>4099</text:p>
          </table:table-cell>
          <table:table-cell table:style-name="ce2" table:formula="of:=5000*SIN([.BB2])" office:value-type="float" office:value="4150.92015407776" calcext:value-type="float">
            <text:p>4151</text:p>
          </table:table-cell>
          <table:table-cell table:style-name="ce2" table:formula="of:=5000*SIN([.BC2])" office:value-type="float" office:value="4201.72035818946" calcext:value-type="float">
            <text:p>4202</text:p>
          </table:table-cell>
          <table:table-cell table:style-name="ce2" table:formula="of:=5000*SIN([.BD2])" office:value-type="float" office:value="4251.08567864808" calcext:value-type="float">
            <text:p>4251</text:p>
          </table:table-cell>
          <table:table-cell table:style-name="ce2" table:formula="of:=5000*SIN([.BE2])" office:value-type="float" office:value="4298.99925724186" calcext:value-type="float">
            <text:p>4299</text:p>
          </table:table-cell>
          <table:table-cell table:style-name="ce2" table:formula="of:=5000*SIN([.BF2])" office:value-type="float" office:value="4345.44473152764" calcext:value-type="float">
            <text:p>4345</text:p>
          </table:table-cell>
          <table:table-cell table:style-name="ce2" table:formula="of:=5000*SIN([.BG2])" office:value-type="float" office:value="4390.40624041848" calcext:value-type="float">
            <text:p>4390</text:p>
          </table:table-cell>
          <table:table-cell table:style-name="ce2" table:formula="of:=5000*SIN([.BH2])" office:value-type="float" office:value="4433.86842960032" calcext:value-type="float">
            <text:p>4434</text:p>
          </table:table-cell>
          <table:table-cell table:style-name="ce2" table:formula="of:=5000*SIN([.BI2])" office:value-type="float" office:value="4475.81645677532" calcext:value-type="float">
            <text:p>4476</text:p>
          </table:table-cell>
          <table:table-cell table:style-name="ce2" table:formula="of:=5000*SIN([.BJ2])" office:value-type="float" office:value="4516.23599673064" calcext:value-type="float">
            <text:p>4516</text:p>
          </table:table-cell>
          <table:table-cell table:style-name="ce2" table:formula="of:=5000*SIN([.BK2])" office:value-type="float" office:value="4555.11324623043" calcext:value-type="float">
            <text:p>4555</text:p>
          </table:table-cell>
          <table:table-cell table:style-name="ce2" table:formula="of:=5000*SIN([.BL2])" office:value-type="float" office:value="4592.43492872962" calcext:value-type="float">
            <text:p>4592</text:p>
          </table:table-cell>
          <table:table-cell table:style-name="ce2" table:formula="of:=5000*SIN([.BM2])" office:value-type="float" office:value="4628.18829890779" calcext:value-type="float">
            <text:p>4628</text:p>
          </table:table-cell>
          <table:table-cell table:style-name="ce2" table:formula="of:=5000*SIN([.BN2])" office:value-type="float" office:value="4662.36114702178" calcext:value-type="float">
            <text:p>4662</text:p>
          </table:table-cell>
          <table:table-cell table:style-name="ce2" table:formula="of:=5000*SIN([.BO2])" office:value-type="float" office:value="4694.94180307528" calcext:value-type="float">
            <text:p>4695</text:p>
          </table:table-cell>
          <table:table-cell table:style-name="ce2" table:formula="of:=5000*SIN([.BP2])" office:value-type="float" office:value="4725.91914080411" calcext:value-type="float">
            <text:p>4726</text:p>
          </table:table-cell>
          <table:table-cell table:style-name="ce2" table:formula="of:=5000*SIN([.BQ2])" office:value-type="float" office:value="4755.28258147577" calcext:value-type="float">
            <text:p>4755</text:p>
          </table:table-cell>
          <table:table-cell table:style-name="ce2" table:formula="of:=5000*SIN([.BR2])" office:value-type="float" office:value="4783.02209750221" calcext:value-type="float">
            <text:p>4783</text:p>
          </table:table-cell>
          <table:table-cell table:style-name="ce2" table:formula="of:=5000*SIN([.BS2])" office:value-type="float" office:value="4809.12821586409" calcext:value-type="float">
            <text:p>4809</text:p>
          </table:table-cell>
          <table:table-cell table:style-name="ce2" table:formula="of:=5000*SIN([.BT2])" office:value-type="float" office:value="4833.59202134593" calcext:value-type="float">
            <text:p>4834</text:p>
          </table:table-cell>
          <table:table-cell table:style-name="ce2" table:formula="of:=5000*SIN([.BU2])" office:value-type="float" office:value="4856.40515958057" calcext:value-type="float">
            <text:p>4856</text:p>
          </table:table-cell>
          <table:table-cell table:style-name="ce2" table:formula="of:=5000*SIN([.BV2])" office:value-type="float" office:value="4877.55983990219" calcext:value-type="float">
            <text:p>4878</text:p>
          </table:table-cell>
          <table:table-cell table:style-name="ce2" table:formula="of:=5000*SIN([.BW2])" office:value-type="float" office:value="4897.04883800683" calcext:value-type="float">
            <text:p>4897</text:p>
          </table:table-cell>
          <table:table-cell table:style-name="ce2" table:formula="of:=5000*SIN([.BX2])" office:value-type="float" office:value="4914.86549841951" calcext:value-type="float">
            <text:p>4915</text:p>
          </table:table-cell>
          <table:table-cell table:style-name="ce2" table:formula="of:=5000*SIN([.BY2])" office:value-type="float" office:value="4931.00373676702" calcext:value-type="float">
            <text:p>4931</text:p>
          </table:table-cell>
          <table:table-cell table:style-name="ce2" table:formula="of:=5000*SIN([.BZ2])" office:value-type="float" office:value="4945.45804185573" calcext:value-type="float">
            <text:p>4945</text:p>
          </table:table-cell>
          <table:table-cell table:style-name="ce2" table:formula="of:=5000*SIN([.CA2])" office:value-type="float" office:value="4958.22347755371" calcext:value-type="float">
            <text:p>4958</text:p>
          </table:table-cell>
          <table:table-cell table:style-name="ce2" table:formula="of:=5000*SIN([.CB2])" office:value-type="float" office:value="4969.29568447637" calcext:value-type="float">
            <text:p>4969</text:p>
          </table:table-cell>
          <table:table-cell table:style-name="ce2" table:formula="of:=5000*SIN([.CC2])" office:value-type="float" office:value="4978.67088147518" calcext:value-type="float">
            <text:p>4979</text:p>
          </table:table-cell>
          <table:table-cell table:style-name="ce2" table:formula="of:=5000*SIN([.CD2])" office:value-type="float" office:value="4986.34586692894" calcext:value-type="float">
            <text:p>4986</text:p>
          </table:table-cell>
          <table:table-cell table:style-name="ce2" table:formula="of:=5000*SIN([.CE2])" office:value-type="float" office:value="4992.31801983717" calcext:value-type="float">
            <text:p>4992</text:p>
          </table:table-cell>
          <table:table-cell table:style-name="ce2" table:formula="of:=5000*SIN([.CF2])" office:value-type="float" office:value="4996.58530071511" calcext:value-type="float">
            <text:p>4997</text:p>
          </table:table-cell>
          <table:table-cell table:style-name="ce2" table:formula="of:=5000*SIN([.CG2])" office:value-type="float" office:value="4999.14625229026" calcext:value-type="float">
            <text:p>4999</text:p>
          </table:table-cell>
          <table:table-cell table:style-name="ce2" table:formula="of:=5000*SIN([.CH2])" office:value-type="float" office:value="5000" calcext:value-type="float">
            <text:p>5000</text:p>
          </table:table-cell>
          <table:table-cell table:style-name="ce2" table:formula="of:=5000*SIN([.CI2])" office:value-type="float" office:value="4999.14625229026" calcext:value-type="float">
            <text:p>4999</text:p>
          </table:table-cell>
          <table:table-cell table:style-name="ce2" table:formula="of:=5000*SIN([.CJ2])" office:value-type="float" office:value="4996.58530071511" calcext:value-type="float">
            <text:p>4997</text:p>
          </table:table-cell>
          <table:table-cell table:style-name="ce2" table:formula="of:=5000*SIN([.CK2])" office:value-type="float" office:value="4992.31801983717" calcext:value-type="float">
            <text:p>4992</text:p>
          </table:table-cell>
          <table:table-cell table:style-name="ce2" table:formula="of:=5000*SIN([.CL2])" office:value-type="float" office:value="4986.34586692894" calcext:value-type="float">
            <text:p>4986</text:p>
          </table:table-cell>
          <table:table-cell table:style-name="ce2" table:formula="of:=5000*SIN([.CM2])" office:value-type="float" office:value="4978.67088147517" calcext:value-type="float">
            <text:p>4979</text:p>
          </table:table-cell>
          <table:table-cell table:style-name="ce2" table:formula="of:=5000*SIN([.CN2])" office:value-type="float" office:value="4969.29568447637" calcext:value-type="float">
            <text:p>4969</text:p>
          </table:table-cell>
          <table:table-cell table:style-name="ce2" table:formula="of:=5000*SIN([.CO2])" office:value-type="float" office:value="4958.22347755372" calcext:value-type="float">
            <text:p>4958</text:p>
          </table:table-cell>
          <table:table-cell table:style-name="ce2" table:formula="of:=5000*SIN([.CP2])" office:value-type="float" office:value="4945.45804185573" calcext:value-type="float">
            <text:p>4945</text:p>
          </table:table-cell>
          <table:table-cell table:style-name="ce2" table:formula="of:=5000*SIN([.CQ2])" office:value-type="float" office:value="4931.00373676701" calcext:value-type="float">
            <text:p>4931</text:p>
          </table:table-cell>
          <table:table-cell table:style-name="ce2" table:formula="of:=5000*SIN([.CR2])" office:value-type="float" office:value="4914.86549841951" calcext:value-type="float">
            <text:p>4915</text:p>
          </table:table-cell>
          <table:table-cell table:style-name="ce2" table:formula="of:=5000*SIN([.CS2])" office:value-type="float" office:value="4897.04883800683" calcext:value-type="float">
            <text:p>4897</text:p>
          </table:table-cell>
          <table:table-cell table:style-name="ce2" table:formula="of:=5000*SIN([.CT2])" office:value-type="float" office:value="4877.55983990219" calcext:value-type="float">
            <text:p>4878</text:p>
          </table:table-cell>
          <table:table-cell table:style-name="ce2" table:formula="of:=5000*SIN([.CU2])" office:value-type="float" office:value="4856.40515958057" calcext:value-type="float">
            <text:p>4856</text:p>
          </table:table-cell>
          <table:table-cell table:style-name="ce2" table:formula="of:=5000*SIN([.CV2])" office:value-type="float" office:value="4833.59202134594" calcext:value-type="float">
            <text:p>4834</text:p>
          </table:table-cell>
          <table:table-cell table:style-name="ce2" table:formula="of:=5000*SIN([.CW2])" office:value-type="float" office:value="4809.1282158641" calcext:value-type="float">
            <text:p>4809</text:p>
          </table:table-cell>
          <table:table-cell table:style-name="ce2" table:formula="of:=5000*SIN([.CX2])" office:value-type="float" office:value="4783.02209750221" calcext:value-type="float">
            <text:p>4783</text:p>
          </table:table-cell>
          <table:table-cell table:style-name="ce2" table:formula="of:=5000*SIN([.CY2])" office:value-type="float" office:value="4755.28258147576" calcext:value-type="float">
            <text:p>4755</text:p>
          </table:table-cell>
          <table:table-cell table:style-name="ce2" table:formula="of:=5000*SIN([.CZ2])" office:value-type="float" office:value="4725.9191408041" calcext:value-type="float">
            <text:p>4726</text:p>
          </table:table-cell>
          <table:table-cell table:style-name="ce2" table:formula="of:=5000*SIN([.DA2])" office:value-type="float" office:value="4694.94180307528" calcext:value-type="float">
            <text:p>4695</text:p>
          </table:table-cell>
          <table:table-cell table:style-name="ce2" table:formula="of:=5000*SIN([.DB2])" office:value-type="float" office:value="4662.36114702178" calcext:value-type="float">
            <text:p>4662</text:p>
          </table:table-cell>
          <table:table-cell table:style-name="ce2" table:formula="of:=5000*SIN([.DC2])" office:value-type="float" office:value="4628.18829890777" calcext:value-type="float">
            <text:p>4628</text:p>
          </table:table-cell>
          <table:table-cell table:style-name="ce2" table:formula="of:=5000*SIN([.DD2])" office:value-type="float" office:value="4592.43492872961" calcext:value-type="float">
            <text:p>4592</text:p>
          </table:table-cell>
          <table:table-cell table:style-name="ce2" table:formula="of:=5000*SIN([.DE2])" office:value-type="float" office:value="4555.11324623044" calcext:value-type="float">
            <text:p>4555</text:p>
          </table:table-cell>
          <table:table-cell table:style-name="ce2" table:formula="of:=5000*SIN([.DF2])" office:value-type="float" office:value="4516.23599673065" calcext:value-type="float">
            <text:p>4516</text:p>
          </table:table-cell>
          <table:table-cell table:style-name="ce2" table:formula="of:=5000*SIN([.DG2])" office:value-type="float" office:value="4475.81645677532" calcext:value-type="float">
            <text:p>4476</text:p>
          </table:table-cell>
          <table:table-cell table:style-name="ce2" table:formula="of:=5000*SIN([.DH2])" office:value-type="float" office:value="4433.8684296003" calcext:value-type="float">
            <text:p>4434</text:p>
          </table:table-cell>
          <table:table-cell table:style-name="ce2" table:formula="of:=5000*SIN([.DI2])" office:value-type="float" office:value="4390.40624041849" calcext:value-type="float">
            <text:p>4390</text:p>
          </table:table-cell>
          <table:table-cell table:style-name="ce2" table:formula="of:=5000*SIN([.DJ2])" office:value-type="float" office:value="4345.44473152765" calcext:value-type="float">
            <text:p>4345</text:p>
          </table:table-cell>
          <table:table-cell table:style-name="ce2" table:formula="of:=5000*SIN([.DK2])" office:value-type="float" office:value="4298.99925724187" calcext:value-type="float">
            <text:p>4299</text:p>
          </table:table-cell>
          <table:table-cell table:style-name="ce2" table:formula="of:=5000*SIN([.DL2])" office:value-type="float" office:value="4251.08567864806" calcext:value-type="float">
            <text:p>4251</text:p>
          </table:table-cell>
          <table:table-cell table:style-name="ce2" table:formula="of:=5000*SIN([.DM2])" office:value-type="float" office:value="4201.72035818946" calcext:value-type="float">
            <text:p>4202</text:p>
          </table:table-cell>
          <table:table-cell table:style-name="ce2" table:formula="of:=5000*SIN([.DN2])" office:value-type="float" office:value="4150.92015407776" calcext:value-type="float">
            <text:p>4151</text:p>
          </table:table-cell>
          <table:table-cell table:style-name="ce2" table:formula="of:=5000*SIN([.DO2])" office:value-type="float" office:value="4098.70241453612" calcext:value-type="float">
            <text:p>4099</text:p>
          </table:table-cell>
          <table:table-cell table:style-name="ce2" table:formula="of:=5000*SIN([.DP2])" office:value-type="float" office:value="4045.08497187472" calcext:value-type="float">
            <text:p>4045</text:p>
          </table:table-cell>
          <table:table-cell table:style-name="ce2" table:formula="of:=5000*SIN([.DQ2])" office:value-type="float" office:value="3990.08613640119" calcext:value-type="float">
            <text:p>3990</text:p>
          </table:table-cell>
          <table:table-cell table:style-name="ce2" table:formula="of:=5000*SIN([.DR2])" office:value-type="float" office:value="3933.72469016742" calcext:value-type="float">
            <text:p>3934</text:p>
          </table:table-cell>
          <table:table-cell table:style-name="ce2" table:formula="of:=5000*SIN([.DS2])" office:value-type="float" office:value="3876.01988055566" calcext:value-type="float">
            <text:p>3876</text:p>
          </table:table-cell>
          <table:table-cell table:style-name="ce2" table:formula="of:=5000*SIN([.DT2])" office:value-type="float" office:value="3816.99141370553" calcext:value-type="float">
            <text:p>3817</text:p>
          </table:table-cell>
          <table:table-cell table:style-name="ce2" table:formula="of:=5000*SIN([.DU2])" office:value-type="float" office:value="3756.65944778436" calcext:value-type="float">
            <text:p>3757</text:p>
          </table:table-cell>
          <table:table-cell table:style-name="ce2" table:formula="of:=5000*SIN([.DV2])" office:value-type="float" office:value="3695.04458610329" calcext:value-type="float">
            <text:p>3695</text:p>
          </table:table-cell>
          <table:table-cell table:style-name="ce2" table:formula="of:=5000*SIN([.DW2])" office:value-type="float" office:value="3632.16787008113" calcext:value-type="float">
            <text:p>3632</text:p>
          </table:table-cell>
          <table:table-cell table:style-name="ce2" table:formula="of:=5000*SIN([.DX2])" office:value-type="float" office:value="3568.05077205877" calcext:value-type="float">
            <text:p>3568</text:p>
          </table:table-cell>
          <table:table-cell table:style-name="ce2" table:formula="of:=5000*SIN([.DY2])" office:value-type="float" office:value="3502.71518796644" calcext:value-type="float">
            <text:p>3503</text:p>
          </table:table-cell>
          <table:table-cell table:style-name="ce2" table:formula="of:=5000*SIN([.DZ2])" office:value-type="float" office:value="3436.18342984631" calcext:value-type="float">
            <text:p>3436</text:p>
          </table:table-cell>
          <table:table-cell table:style-name="ce2" table:formula="of:=5000*SIN([.EA2])" office:value-type="float" office:value="3368.47821823279" calcext:value-type="float">
            <text:p>3368</text:p>
          </table:table-cell>
          <table:table-cell table:style-name="ce2" table:formula="of:=5000*SIN([.EB2])" office:value-type="float" office:value="3299.62267439362" calcext:value-type="float">
            <text:p>3300</text:p>
          </table:table-cell>
          <table:table-cell table:style-name="ce2" table:formula="of:=5000*SIN([.EC2])" office:value-type="float" office:value="3229.64031243392" calcext:value-type="float">
            <text:p>3230</text:p>
          </table:table-cell>
          <table:table-cell table:style-name="ce2" table:formula="of:=5000*SIN([.ED2])" office:value-type="float" office:value="3158.55503126625" calcext:value-type="float">
            <text:p>3159</text:p>
          </table:table-cell>
          <table:table-cell table:style-name="ce2" table:formula="of:=5000*SIN([.EE2])" office:value-type="float" office:value="3086.39110644897" calcext:value-type="float">
            <text:p>3086</text:p>
          </table:table-cell>
          <table:table-cell table:style-name="ce2" table:formula="of:=5000*SIN([.EF2])" office:value-type="float" office:value="3013.17318189629" calcext:value-type="float">
            <text:p>3013</text:p>
          </table:table-cell>
          <table:table-cell table:style-name="ce2" table:formula="of:=5000*SIN([.EG2])" office:value-type="float" office:value="2938.92626146238" calcext:value-type="float">
            <text:p>2939</text:p>
          </table:table-cell>
          <table:table-cell table:style-name="ce2" table:formula="of:=5000*SIN([.EH2])" office:value-type="float" office:value="2863.67570040251" calcext:value-type="float">
            <text:p>2864</text:p>
          </table:table-cell>
          <table:table-cell table:style-name="ce2" table:formula="of:=5000*SIN([.EI2])" office:value-type="float" office:value="2787.44719671443" calcext:value-type="float">
            <text:p>2787</text:p>
          </table:table-cell>
          <table:table-cell table:style-name="ce2" table:formula="of:=5000*SIN([.EJ2])" office:value-type="float" office:value="2710.26678236225" calcext:value-type="float">
            <text:p>2710</text:p>
          </table:table-cell>
          <table:table-cell table:style-name="ce2" table:formula="of:=5000*SIN([.EK2])" office:value-type="float" office:value="2632.1608143868" calcext:value-type="float">
            <text:p>2632</text:p>
          </table:table-cell>
          <table:table-cell table:style-name="ce2" table:formula="of:=5000*SIN([.EL2])" office:value-type="float" office:value="2553.15596590452" calcext:value-type="float">
            <text:p>2553</text:p>
          </table:table-cell>
          <table:table-cell table:style-name="ce2" table:formula="of:=5000*SIN([.EM2])" office:value-type="float" office:value="2473.27921699889" calcext:value-type="float">
            <text:p>2473</text:p>
          </table:table-cell>
          <table:table-cell table:style-name="ce2" table:formula="of:=5000*SIN([.EN2])" office:value-type="float" office:value="2392.55784550644" calcext:value-type="float">
            <text:p>2393</text:p>
          </table:table-cell>
          <table:table-cell table:style-name="ce2" table:formula="of:=5000*SIN([.EO2])" office:value-type="float" office:value="2311.01941770158" calcext:value-type="float">
            <text:p>2311</text:p>
          </table:table-cell>
          <table:table-cell table:style-name="ce2" table:formula="of:=5000*SIN([.EP2])" office:value-type="float" office:value="2228.69177888267" calcext:value-type="float">
            <text:p>2229</text:p>
          </table:table-cell>
          <table:table-cell table:style-name="ce2" table:formula="of:=5000*SIN([.EQ2])" office:value-type="float" office:value="2145.60304386303" calcext:value-type="float">
            <text:p>2146</text:p>
          </table:table-cell>
          <table:table-cell table:style-name="ce2" table:formula="of:=5000*SIN([.ER2])" office:value-type="float" office:value="2061.78158736952" calcext:value-type="float">
            <text:p>2062</text:p>
          </table:table-cell>
          <table:table-cell table:style-name="ce2" table:formula="of:=5000*SIN([.ES2])" office:value-type="float" office:value="1977.25603435272" calcext:value-type="float">
            <text:p>1977</text:p>
          </table:table-cell>
          <table:table-cell table:style-name="ce2" table:formula="of:=5000*SIN([.ET2])" office:value-type="float" office:value="1892.05525021157" calcext:value-type="float">
            <text:p>1892</text:p>
          </table:table-cell>
          <table:table-cell table:style-name="ce2" table:formula="of:=5000*SIN([.EU2])" office:value-type="float" office:value="1806.20833093575" calcext:value-type="float">
            <text:p>1806</text:p>
          </table:table-cell>
          <table:table-cell table:style-name="ce2" table:formula="of:=5000*SIN([.EV2])" office:value-type="float" office:value="1719.74459316964" calcext:value-type="float">
            <text:p>1720</text:p>
          </table:table-cell>
          <table:table-cell table:style-name="ce2" table:formula="of:=5000*SIN([.EW2])" office:value-type="float" office:value="1632.69356420042" calcext:value-type="float">
            <text:p>1633</text:p>
          </table:table-cell>
          <table:table-cell table:style-name="ce2" table:formula="of:=5000*SIN([.EX2])" office:value-type="float" office:value="1545.08497187476" calcext:value-type="float">
            <text:p>1545</text:p>
          </table:table-cell>
          <table:table-cell table:style-name="ce2" table:formula="of:=5000*SIN([.EY2])" office:value-type="float" office:value="1456.9487344466" calcext:value-type="float">
            <text:p>1457</text:p>
          </table:table-cell>
          <table:table-cell table:style-name="ce2" table:formula="of:=5000*SIN([.EZ2])" office:value-type="float" office:value="1368.31495036041" calcext:value-type="float">
            <text:p>1368</text:p>
          </table:table-cell>
          <table:table-cell table:style-name="ce2" table:formula="of:=5000*SIN([.FA2])" office:value-type="float" office:value="1279.21388797218" calcext:value-type="float">
            <text:p>1279</text:p>
          </table:table-cell>
          <table:table-cell table:style-name="ce2" table:formula="of:=5000*SIN([.FB2])" office:value-type="float" office:value="1189.67597521311" calcext:value-type="float">
            <text:p>1190</text:p>
          </table:table-cell>
          <table:table-cell table:style-name="ce2" table:formula="of:=5000*SIN([.FC2])" office:value-type="float" office:value="1099.73178919832" calcext:value-type="float">
            <text:p>1100</text:p>
          </table:table-cell>
          <table:table-cell table:style-name="ce2" table:formula="of:=5000*SIN([.FD2])" office:value-type="float" office:value="1009.41204578504" calcext:value-type="float">
            <text:p>1009</text:p>
          </table:table-cell>
          <table:table-cell table:style-name="ce2" table:formula="of:=5000*SIN([.FE2])" office:value-type="float" office:value="918.747589082852" calcext:value-type="float">
            <text:p>919</text:p>
          </table:table-cell>
          <table:table-cell table:style-name="ce2" table:formula="of:=5000*SIN([.FF2])" office:value-type="float" office:value="827.769380920661" calcext:value-type="float">
            <text:p>828</text:p>
          </table:table-cell>
          <table:table-cell table:style-name="ce2" table:formula="of:=5000*SIN([.FG2])" office:value-type="float" office:value="736.50849027321" calcext:value-type="float">
            <text:p>737</text:p>
          </table:table-cell>
          <table:table-cell table:style-name="ce2" table:formula="of:=5000*SIN([.FH2])" office:value-type="float" office:value="644.996082651002" calcext:value-type="float">
            <text:p>645</text:p>
          </table:table-cell>
          <table:table-cell table:style-name="ce2" table:formula="of:=5000*SIN([.FI2])" office:value-type="float" office:value="553.263409457501" calcext:value-type="float">
            <text:p>553</text:p>
          </table:table-cell>
          <table:table-cell table:style-name="ce2" table:formula="of:=5000*SIN([.FJ2])" office:value-type="float" office:value="461.341797316518" calcext:value-type="float">
            <text:p>461</text:p>
          </table:table-cell>
          <table:table-cell table:style-name="ce2" table:formula="of:=5000*SIN([.FK2])" office:value-type="float" office:value="369.262637374389" calcext:value-type="float">
            <text:p>369</text:p>
          </table:table-cell>
          <table:table-cell table:style-name="ce2" table:formula="of:=5000*SIN([.FL2])" office:value-type="float" office:value="277.057374579832" calcext:value-type="float">
            <text:p>277</text:p>
          </table:table-cell>
          <table:table-cell table:style-name="ce2" table:formula="of:=5000*SIN([.FM2])" office:value-type="float" office:value="184.757496945718" calcext:value-type="float">
            <text:p>185</text:p>
          </table:table-cell>
          <table:table-cell table:style-name="ce2" table:formula="of:=5000*SIN([.FN2])" office:value-type="float" office:value="92.3945247956543" calcext:value-type="float">
            <text:p>92</text:p>
          </table:table-cell>
          <table:table-cell table:style-name="ce2" table:formula="of:=5000*SIN([.FO2])" office:value-type="float" office:value="0.0000000000161554457443259" calcext:value-type="float">
            <text:p>0</text:p>
          </table:table-cell>
          <table:table-cell table:style-name="ce2" table:number-columns-repeated="162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5P0" style:volatile="true">
      <number:number number:decimal-places="0" number:min-decimal-places="0" number:min-integer-digits="1" number:grouping="true"/>
      <number:text> </number:text>
      <number:currency-symbol number:language="fa" number:country="IR">﷼</number:currency-symbol>
    </number:currency-style>
    <number:currency-style style:name="N10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105P0"/>
    </number:currency-style>
    <number:number-style style:name="N107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9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 number:transliteration-format="۱" number:transliteration-language="fa" number:transliteration-country="IR" number:transliteration-style="short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00/00/00</text:date>, <text:time style:data-style-name="N2" text:time-value="12:25:12.70897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0:39:17.994004600</meta:creation-date>
    <dc:date>2025-11-04T12:26:51.406515900</dc:date>
    <meta:editing-duration>PT11M45S</meta:editing-duration>
    <meta:editing-cycles>5</meta:editing-cycles>
    <meta:generator>LibreOffice/25.2.5.2$Windows_X86_64 LibreOffice_project/03d19516eb2e1dd5d4ccd751a0d6f35f35e08022</meta:generator>
    <meta:document-statistic meta:table-count="2" meta:cell-count="513" meta:object-count="0"/>
  </office:meta>
</office:document-meta>
</file>